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3.872cm" style:rel-column-width="2195*"/>
    </style:style>
    <style:style style:name="Tabell1.B" style:family="table-column">
      <style:table-column-properties style:column-width="13.129cm" style:rel-column-width="744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" style:family="table">
      <style:table-properties style:width="17cm" table:align="margins"/>
    </style:style>
    <style:style style:name="Reservations.A" style:family="table-column">
      <style:table-column-properties style:column-width="2.429cm" style:rel-column-width="9362*"/>
    </style:style>
    <style:style style:name="Reservations.A1" style:family="table-cell">
      <style:table-cell-properties fo:padding="0.097cm" fo:border="0.002cm solid #000000"/>
    </style:style>
    <style:style style:name="Reservations.A2" style:family="table-cell">
      <style:table-cell-properties fo:padding="0.097cm" fo:border-left="0.002cm solid #000000" fo:border-right="none" fo:border-top="none" fo:border-bottom="0.002cm solid #000000"/>
    </style:style>
    <style:style style:name="Reservation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" style:family="table">
      <style:table-properties style:width="16.962cm" table:align="left"/>
    </style:style>
    <style:style style:name="Tabell2.A" style:family="table-column">
      <style:table-column-properties style:column-width="2.395cm"/>
    </style:style>
    <style:style style:name="Tabell2.B" style:family="table-column">
      <style:table-column-properties style:column-width="2.45cm"/>
    </style:style>
    <style:style style:name="Tabell2.C" style:family="table-column">
      <style:table-column-properties style:column-width="2.452cm"/>
    </style:style>
    <style:style style:name="Tabell2.D" style:family="table-column">
      <style:table-column-properties style:column-width="2.424cm"/>
    </style:style>
    <style:style style:name="Tabell2.E" style:family="table-column">
      <style:table-column-properties style:column-width="2.394cm"/>
    </style:style>
    <style:style style:name="Tabell2.F" style:family="table-column">
      <style:table-column-properties style:column-width="2.48cm"/>
    </style:style>
    <style:style style:name="Tabell2.G" style:family="table-column">
      <style:table-column-properties style:column-width="2.367cm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G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2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1.949cm" style:rel-column-width="1105*"/>
    </style:style>
    <style:style style:name="Tabell3.B" style:family="table-column">
      <style:table-column-properties style:column-width="2.312cm" style:rel-column-width="1311*"/>
    </style:style>
    <style:style style:name="Tabell3.C" style:family="table-column">
      <style:table-column-properties style:column-width="3.454cm" style:rel-column-width="1958*"/>
    </style:style>
    <style:style style:name="Tabell3.D" style:family="table-column">
      <style:table-column-properties style:column-width="1.753cm" style:rel-column-width="994*"/>
    </style:style>
    <style:style style:name="Tabell3.E" style:family="table-column">
      <style:table-column-properties style:column-width="1.7cm" style:rel-column-width="964*"/>
    </style:style>
    <style:style style:name="Tabell3.F" style:family="table-column">
      <style:table-column-properties style:column-width="1.977cm" style:rel-column-width="1121*"/>
    </style:style>
    <style:style style:name="Tabell3.G" style:family="table-column">
      <style:table-column-properties style:column-width="3.854cm" style:rel-column-width="2185*"/>
    </style:style>
    <style:style style:name="Tabell3.A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.F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2.429cm" style:rel-column-width="9362*"/>
    </style:style>
    <style:style style:name="Tabell4.A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.A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4.G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3">Namn:</text:p>
          </table:table-cell>
          <table:table-cell table:style-name="Tabell1.B1" office:value-type="string">
            <text:p text:style-name="P6">Database</text:p>
          </table:table-cell>
        </table:table-row>
        <table:table-row>
          <table:table-cell table:style-name="Tabell1.A2" office:value-type="string">
            <text:p text:style-name="P1">Syfte:</text:p>
          </table:table-cell>
          <table:table-cell table:style-name="Tabell1.B2" office:value-type="string">
            <text:p text:style-name="P2">Hanterar permanenta data i systemet. Datan lagras på fil. Sqlite används som databas. Statisk klass. </text:p>
          </table:table-cell>
        </table:table-row>
        <table:table-row>
          <table:table-cell table:style-name="Tabell1.A2" office:value-type="string">
            <text:p text:style-name="P1">Konstruktörer:</text:p>
          </table:table-cell>
          <table:table-cell table:style-name="Tabell1.B2" office:value-type="string">
            <text:p text:style-name="P2">- Statisk ingen konstruktor</text:p>
            <text:p text:style-name="P2">~Database()</text:p>
          </table:table-cell>
        </table:table-row>
        <table:table-row>
          <table:table-cell table:style-name="Tabell1.A2" office:value-type="string">
            <text:p text:style-name="P1">Operationer:</text:p>
          </table:table-cell>
          <table:table-cell table:style-name="Tabell1.B2" office:value-type="string">
            <text:p text:style-name="P2">bool open(string&amp; filename);</text:p>
            <text:p text:style-name="P2">öppnar databasen i filename, alternativt skapar databas med namn filename, returnerar true om lyckat, false annars.</text:p>
            <text:p text:style-name="P2"/>
            <text:p text:style-name="P2">vector&lt;vector&lt;string&gt;&gt; ask(string&amp; query);</text:p>
            <text:p text:style-name="P2">frågar databasen det som anges i query (SQL fråga) returnerar vektor med alla rader, där varje rad består av en vektor med varje kolumn som ett element.</text:p>
            <text:p text:style-name="P2"/>
            <text:p text:style-name="P2">bool exists_res(string&amp; res_nr); </text:p>
            <text:p text:style-name="P2">returnerar sant om bokningen med res_nr redan finns i databasen</text:p>
            <text:p text:style-name="P2"/>
            <text:p text:style-name="P2">bool exists_vehicle(string&amp; reg_nr); </text:p>
            <text:p text:style-name="P2">returnerar sant om fordonet med reg_nr redan finns i databasen</text:p>
            <text:p text:style-name="P2"/>
            <text:p text:style-name="P2">void close();</text:p>
            <text:p text:style-name="P2">stänger databas anslutningen</text:p>
          </table:table-cell>
        </table:table-row>
        <table:table-row>
          <table:table-cell table:style-name="Tabell1.A2" office:value-type="string">
            <text:p text:style-name="P1">Datamedlemmar:</text:p>
          </table:table-cell>
          <table:table-cell table:style-name="Tabell1.B2" office:value-type="string">
            <text:p text:style-name="P2">sqlite3* db;</text:p>
          </table:table-cell>
        </table:table-row>
      </table:table>
      <text:p text:style-name="Standard"/>
      <text:p text:style-name="Standard">Databasen ska ha bestå av tabellerna: Rservations, Vehicle och Info.</text:p>
      <text:p text:style-name="Standard"/>
      <table:table table:name="Reservations" table:style-name="Reservations">
        <table:table-column table:style-name="Reservations.A" table:number-columns-repeated="7"/>
        <table:table-row>
          <table:table-cell table:style-name="Reservations.A1" table:number-columns-spanned="7" office:value-type="string">
            <text:p text:style-name="Table_20_Heading">Reserv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servations.A2" office:value-type="string">
            <text:p text:style-name="Table_20_Heading">res_nr</text:p>
          </table:table-cell>
          <table:table-cell table:style-name="Reservations.A2" office:value-type="string">
            <text:p text:style-name="Table_20_Heading">reg_nr</text:p>
          </table:table-cell>
          <table:table-cell table:style-name="Reservations.A2" office:value-type="string">
            <text:p text:style-name="Table_20_Heading">start_date</text:p>
          </table:table-cell>
          <table:table-cell table:style-name="Reservations.A2" office:value-type="string">
            <text:p text:style-name="Table_20_Heading">end_date</text:p>
          </table:table-cell>
          <table:table-cell table:style-name="Reservations.A2" office:value-type="string">
            <text:p text:style-name="Table_20_Heading">start_time</text:p>
          </table:table-cell>
          <table:table-cell table:style-name="Reservations.A2" office:value-type="string">
            <text:p text:style-name="Table_20_Heading">end_time</text:p>
          </table:table-cell>
          <table:table-cell table:style-name="Reservations.G2" office:value-type="string">
            <text:p text:style-name="Table_20_Heading">...</text:p>
          </table:table-cell>
        </table:table-row>
        <table:table-row>
          <table:table-cell table:style-name="Reservations.A3" office:value-type="float" office:value="12345">
            <text:p text:style-name="Table_20_Contents">12345</text:p>
          </table:table-cell>
          <table:table-cell table:style-name="Reservations.A2" office:value-type="string">
            <text:p text:style-name="Table_20_Contents">ABC123</text:p>
          </table:table-cell>
          <table:table-cell table:style-name="Reservations.A3" office:value-type="float" office:value="20120101">
            <text:p text:style-name="Table_20_Contents">20120101</text:p>
          </table:table-cell>
          <table:table-cell table:style-name="Reservations.A3" office:value-type="float" office:value="20120102">
            <text:p text:style-name="Table_20_Contents">20120102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G2" office:value-type="string">
            <text:p text:style-name="Table_20_Contents"/>
          </table:table-cell>
        </table:table-row>
      </table:table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column table:style-name="Tabell2.G"/>
        <table:table-row>
          <table:table-cell table:style-name="Tabell2.A1" office:value-type="string">
            <text:p text:style-name="P4">…</text:p>
          </table:table-cell>
          <table:table-cell table:style-name="Tabell2.A1" office:value-type="string">
            <text:p text:style-name="P4">status </text:p>
          </table:table-cell>
          <table:table-cell table:style-name="Tabell2.A1" office:value-type="string">
            <text:p text:style-name="P4">name</text:p>
          </table:table-cell>
          <table:table-cell table:style-name="Tabell2.A1" office:value-type="string">
            <text:p text:style-name="P4">tel</text:p>
          </table:table-cell>
          <table:table-cell table:style-name="Tabell2.A1" office:value-type="string">
            <text:p text:style-name="P4">address</text:p>
          </table:table-cell>
          <table:table-cell table:style-name="Tabell2.A1" office:value-type="string">
            <text:p text:style-name="P4">postal_nr</text:p>
          </table:table-cell>
          <table:table-cell table:style-name="Tabell2.G1" office:value-type="string">
            <text:p text:style-name="P4">city</text:p>
          </table:table-cell>
        </table:table-row>
        <table:table-row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aktiv / kommande / avslutad</text:p>
          </table:table-cell>
          <table:table-cell table:style-name="Tabell2.A2" office:value-type="string">
            <text:p text:style-name="Table_20_Contents">För Efter</text:p>
          </table:table-cell>
          <table:table-cell table:style-name="Tabell2.D2" office:value-type="float" office:value="707123456">
            <text:p text:style-name="Table_20_Contents">0707123456</text:p>
          </table:table-cell>
          <table:table-cell table:style-name="Tabell2.A2" office:value-type="string">
            <text:p text:style-name="Table_20_Contents">Storgatan 1 </text:p>
          </table:table-cell>
          <table:table-cell table:style-name="Tabell2.F2" office:value-type="float" office:value="12345">
            <text:p text:style-name="Table_20_Contents">12345</text:p>
          </table:table-cell>
          <table:table-cell table:style-name="Tabell2.G2" office:value-type="string">
            <text:p text:style-name="Table_20_Contents">Storstaden</text:p>
          </table:table-cell>
        </table:table-row>
      </table:table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column table:style-name="Tabell3.F"/>
        <table:table-column table:style-name="Tabell3.G"/>
        <table:table-row>
          <table:table-cell table:style-name="Tabell3.A1" table:number-columns-spanned="7" office:value-type="string">
            <text:p text:style-name="P4">Vehic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3.A2" office:value-type="string">
            <text:p text:style-name="P4">reg_nr</text:p>
          </table:table-cell>
          <table:table-cell table:style-name="Tabell3.A2" office:value-type="string">
            <text:p text:style-name="P4">type</text:p>
          </table:table-cell>
          <table:table-cell table:style-name="Tabell3.A2" office:value-type="string">
            <text:p text:style-name="P4">status</text:p>
          </table:table-cell>
          <table:table-cell table:style-name="Tabell3.A2" office:value-type="string">
            <text:p text:style-name="P4">brand</text:p>
          </table:table-cell>
          <table:table-cell table:style-name="Tabell3.A2" office:value-type="string">
            <text:p text:style-name="P4">model</text:p>
          </table:table-cell>
          <table:table-cell table:style-name="Tabell3.A2" office:value-type="string">
            <text:p text:style-name="P4">mileage</text:p>
          </table:table-cell>
          <table:table-cell table:style-name="Tabell3.G2" office:value-type="string">
            <text:p text:style-name="P4">damage</text:p>
          </table:table-cell>
        </table:table-row>
        <table:table-row>
          <table:table-cell table:style-name="Tabell3.A2" office:value-type="string">
            <text:p text:style-name="Table_20_Contents">ABC123</text:p>
          </table:table-cell>
          <table:table-cell table:style-name="Tabell3.A2" office:value-type="string">
            <text:p text:style-name="Table_20_Contents">small_car</text:p>
          </table:table-cell>
          <table:table-cell table:style-name="Tabell3.A2" office:value-type="string">
            <text:p text:style-name="Table_20_Contents">uthyrd / tillgänglig</text:p>
          </table:table-cell>
          <table:table-cell table:style-name="Tabell3.A2" office:value-type="string">
            <text:p text:style-name="Table_20_Contents">Ford</text:p>
          </table:table-cell>
          <table:table-cell table:style-name="Tabell3.A2" office:value-type="string">
            <text:p text:style-name="Table_20_Contents">Ka</text:p>
          </table:table-cell>
          <table:table-cell table:style-name="Tabell3.F3" office:value-type="float" office:value="12324">
            <text:p text:style-name="Table_20_Contents">12324</text:p>
          </table:table-cell>
          <table:table-cell table:style-name="Tabell3.G2" office:value-type="string">
            <text:p text:style-name="Table_20_Contents">Hö backspegel saknas, repa ovanför vä bakhjul, </text:p>
          </table:table-cell>
        </table:table-row>
      </table:table>
      <text:p text:style-name="Standard"/>
      <text:p text:style-name="Standard"/>
      <table:table table:name="Tabell4" table:style-name="Tabell4">
        <table:table-column table:style-name="Tabell4.A" table:number-columns-repeated="7"/>
        <table:table-row>
          <table:table-cell table:style-name="Tabell4.A1" table:number-columns-spanned="7" office:value-type="string">
            <text:p text:style-name="P4">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4.A2" office:value-type="string">
            <text:p text:style-name="P4">open_hour</text:p>
          </table:table-cell>
          <table:table-cell table:style-name="Tabell4.A2" office:value-type="string">
            <text:p text:style-name="P4">close_hour</text:p>
          </table:table-cell>
          <table:table-cell table:style-name="Tabell4.A2" office:value-type="string">
            <text:p text:style-name="P4">min_rental</text:p>
          </table:table-cell>
          <table:table-cell table:style-name="Tabell4.A2" office:value-type="string">
            <text:p text:style-name="P4">...</text:p>
          </table:table-cell>
          <table:table-cell table:style-name="Tabell4.A2" office:value-type="string">
            <text:p text:style-name="P4"/>
          </table:table-cell>
          <table:table-cell table:style-name="Tabell4.A2" office:value-type="string">
            <text:p text:style-name="P4"/>
          </table:table-cell>
          <table:table-cell table:style-name="Tabell4.G2" office:value-type="string">
            <text:p text:style-name="P4"/>
          </table:table-cell>
        </table:table-row>
        <text:soft-page-break/>
        <table:table-row>
          <table:table-cell table:style-name="Tabell4.A3" office:value-type="float" office:value="800">
            <text:p text:style-name="Table_20_Contents">0800</text:p>
          </table:table-cell>
          <table:table-cell table:style-name="Tabell4.A3" office:value-type="float" office:value="0">
            <text:p text:style-name="Table_20_Contents">2200</text:p>
          </table:table-cell>
          <table:table-cell table:style-name="Tabell4.A3" office:value-type="float" office:value="0">
            <text:p text:style-name="Table_20_Contents">4</text:p>
          </table:table-cell>
          <table:table-cell table:style-name="Tabell4.A3" office:value-type="float" office:value="0">
            <text:p text:style-name="Table_20_Contents">...</text:p>
          </table:table-cell>
          <table:table-cell table:style-name="Tabell4.A3">
            <text:p text:style-name="Table_20_Contents"/>
          </table:table-cell>
          <table:table-cell table:style-name="Tabell4.A3">
            <text:p text:style-name="Table_20_Contents"/>
          </table:table-cell>
          <table:table-cell table:style-name="Tabell4.G3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3:38</meta:creation-date>
    <dc:date>2012-11-08T09:50:37</dc:date>
    <dc:creator>Martin Andersson</dc:creator>
    <meta:editing-duration>PT1H35M21S</meta:editing-duration>
    <meta:editing-cycles>14</meta:editing-cycles>
    <meta:generator>OpenOffice.org/3.3$Unix OpenOffice.org_project/330m20$Build-9567</meta:generator>
    <meta:document-statistic meta:table-count="5" meta:image-count="0" meta:object-count="0" meta:page-count="2" meta:paragraph-count="72" meta:word-count="183" meta:character-count="1244"/>
  </office:meta>
</office:document-meta>
</file>